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" style:parent-style-name="Default" style:family="paragraph">
      <style:text-properties fo:font-weight="bold" style:font-weight-asian="bold" style:font-weight-complex="bold" fo:font-size="13pt" style:font-size-asian="13pt" style:font-size-complex="13pt"/>
    </style:style>
    <style:style style:name="T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5" style:parent-style-name="Default" style:family="paragraph">
      <style:text-properties fo:font-size="13pt" style:font-size-asian="13pt" style:font-size-complex="13pt"/>
    </style:style>
    <style:style style:name="T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7" style:parent-style-name="Default" style:family="paragraph">
      <style:text-properties fo:font-size="13pt" style:font-size-asian="13pt" style:font-size-complex="13pt"/>
    </style:style>
    <style:style style:name="T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9" style:parent-style-name="Default" style:family="paragraph">
      <style:text-properties fo:font-size="13pt" style:font-size-asian="13pt" style:font-size-complex="13pt"/>
    </style:style>
    <style:style style:name="T1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1" style:parent-style-name="Default" style:family="paragraph">
      <style:text-properties fo:font-size="13pt" style:font-size-asian="13pt" style:font-size-complex="13pt"/>
    </style:style>
    <style:style style:name="T1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3" style:parent-style-name="Default" style:family="paragraph">
      <style:text-properties fo:font-size="13pt" style:font-size-asian="13pt" style:font-size-complex="13pt"/>
    </style:style>
    <style:style style:name="T1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T17" style:parent-style-name="DefaultParagraphFont" style:family="text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T1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T2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2" style:parent-style-name="Default" style:family="paragraph">
      <style:text-properties fo:font-size="13pt" style:font-size-asian="13pt" style:font-size-complex="13pt"/>
    </style:style>
    <style:style style:name="T2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4" style:parent-style-name="Default" style:family="paragraph">
      <style:text-properties fo:font-size="13pt" style:font-size-asian="13pt" style:font-size-complex="13pt"/>
    </style:style>
    <style:style style:name="T2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8" style:parent-style-name="DefaultParagraphFont" style:family="text">
      <style:text-properties fo:font-size="13pt" style:font-size-asian="13pt" style:font-size-complex="13pt"/>
    </style:style>
    <style:style style:name="T2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0" style:parent-style-name="Default" style:family="paragraph">
      <style:text-properties fo:font-size="13pt" style:font-size-asian="13pt" style:font-size-complex="13pt"/>
    </style:style>
    <style:style style:name="T31" style:parent-style-name="DefaultParagraphFont" style:family="text">
      <style:text-properties fo:font-size="13pt" style:font-size-asian="13pt" style:font-size-complex="13pt"/>
    </style:style>
    <style:style style:name="T3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3" style:parent-style-name="DefaultParagraphFont" style:family="text">
      <style:text-properties fo:font-size="13pt" style:font-size-asian="13pt" style:font-size-complex="13pt"/>
    </style:style>
    <style:style style:name="T3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5" style:parent-style-name="DefaultParagraphFont" style:family="text">
      <style:text-properties fo:font-size="13pt" style:font-size-asian="13pt" style:font-size-complex="13pt"/>
    </style:style>
    <style:style style:name="T3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7" style:parent-style-name="DefaultParagraphFont" style:family="text">
      <style:text-properties fo:font-size="13pt" style:font-size-asian="13pt" style:font-size-complex="13pt"/>
    </style:style>
    <style:style style:name="T3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9" style:parent-style-name="DefaultParagraphFont" style:family="text">
      <style:text-properties fo:font-size="13pt" style:font-size-asian="13pt" style:font-size-complex="13pt"/>
    </style:style>
    <style:style style:name="T4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1" style:parent-style-name="DefaultParagraphFont" style:family="text">
      <style:text-properties fo:font-size="13pt" style:font-size-asian="13pt" style:font-size-complex="13pt"/>
    </style:style>
    <style:style style:name="T4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3" style:parent-style-name="DefaultParagraphFont" style:family="text">
      <style:text-properties fo:font-size="13pt" style:font-size-asian="13pt" style:font-size-complex="13pt"/>
    </style:style>
    <style:style style:name="T4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5" style:parent-style-name="DefaultParagraphFont" style:family="text">
      <style:text-properties fo:font-size="13pt" style:font-size-asian="13pt" style:font-size-complex="13pt"/>
    </style:style>
    <style:style style:name="T4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T4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9" style:parent-style-name="DefaultParagraphFont" style:family="text">
      <style:text-properties fo:font-size="13pt" style:font-size-asian="13pt" style:font-size-complex="13pt"/>
    </style:style>
    <style:style style:name="T5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1" style:parent-style-name="DefaultParagraphFont" style:family="text">
      <style:text-properties fo:font-size="13pt" style:font-size-asian="13pt" style:font-size-complex="13pt"/>
    </style:style>
    <style:style style:name="T5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3" style:parent-style-name="DefaultParagraphFont" style:family="text">
      <style:text-properties fo:font-size="13pt" style:font-size-asian="13pt" style:font-size-complex="13pt"/>
    </style:style>
    <style:style style:name="T5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6" style:parent-style-name="DefaultParagraphFont" style:family="text">
      <style:text-properties fo:font-size="13pt" style:font-size-asian="13pt" style:font-size-complex="13pt"/>
    </style:style>
    <style:style style:name="T5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8" style:parent-style-name="DefaultParagraphFont" style:family="text">
      <style:text-properties fo:font-size="13pt" style:font-size-asian="13pt" style:font-size-complex="13pt"/>
    </style:style>
    <style:style style:name="T5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0" style:parent-style-name="DefaultParagraphFont" style:family="text">
      <style:text-properties fo:font-size="13pt" style:font-size-asian="13pt" style:font-size-complex="13pt"/>
    </style:style>
    <style:style style:name="T6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2" style:parent-style-name="DefaultParagraphFont" style:family="text">
      <style:text-properties fo:font-size="13pt" style:font-size-asian="13pt" style:font-size-complex="13pt"/>
    </style:style>
    <style:style style:name="T6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4" style:parent-style-name="DefaultParagraphFont" style:family="text">
      <style:text-properties fo:font-size="13pt" style:font-size-asian="13pt" style:font-size-complex="13pt"/>
    </style:style>
    <style:style style:name="T6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6" style:parent-style-name="DefaultParagraphFont" style:family="text">
      <style:text-properties fo:font-size="13pt" style:font-size-asian="13pt" style:font-size-complex="13pt"/>
    </style:style>
    <style:style style:name="T6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8" style:parent-style-name="DefaultParagraphFont" style:family="text">
      <style:text-properties fo:font-size="13pt" style:font-size-asian="13pt" style:font-size-complex="13pt"/>
    </style:style>
    <style:style style:name="T6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0" style:parent-style-name="DefaultParagraphFont" style:family="text">
      <style:text-properties fo:font-size="13pt" style:font-size-asian="13pt" style:font-size-complex="13pt"/>
    </style:style>
    <style:style style:name="T7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2" style:parent-style-name="DefaultParagraphFont" style:family="text">
      <style:text-properties fo:font-size="13pt" style:font-size-asian="13pt" style:font-size-complex="13pt"/>
    </style:style>
    <style:style style:name="T7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4" style:parent-style-name="DefaultParagraphFont" style:family="text">
      <style:text-properties fo:font-size="13pt" style:font-size-asian="13pt" style:font-size-complex="13pt"/>
    </style:style>
    <style:style style:name="T7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6" style:parent-style-name="DefaultParagraphFont" style:family="text">
      <style:text-properties fo:font-size="13pt" style:font-size-asian="13pt" style:font-size-complex="13pt"/>
    </style:style>
    <style:style style:name="T7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8" style:parent-style-name="DefaultParagraphFont" style:family="text">
      <style:text-properties fo:font-size="13pt" style:font-size-asian="13pt" style:font-size-complex="13pt"/>
    </style:style>
    <style:style style:name="T7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0" style:parent-style-name="DefaultParagraphFont" style:family="text">
      <style:text-properties fo:font-size="13pt" style:font-size-asian="13pt" style:font-size-complex="13pt"/>
    </style:style>
    <style:style style:name="T8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2" style:parent-style-name="DefaultParagraphFont" style:family="text">
      <style:text-properties fo:font-size="13pt" style:font-size-asian="13pt" style:font-size-complex="13pt"/>
    </style:style>
    <style:style style:name="T8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4" style:parent-style-name="DefaultParagraphFont" style:family="text">
      <style:text-properties fo:font-size="13pt" style:font-size-asian="13pt" style:font-size-complex="13pt"/>
    </style:style>
    <style:style style:name="T8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6" style:parent-style-name="DefaultParagraphFont" style:family="text">
      <style:text-properties fo:font-size="13pt" style:font-size-asian="13pt" style:font-size-complex="13pt"/>
    </style:style>
    <style:style style:name="T8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8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8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0" style:parent-style-name="DefaultParagraphFont" style:family="text">
      <style:text-properties fo:font-size="13pt" style:font-size-asian="13pt" style:font-size-complex="13pt"/>
    </style:style>
    <style:style style:name="T9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92" style:parent-style-name="Default" style:family="paragraph">
      <style:text-properties fo:font-size="13pt" style:font-size-asian="13pt" style:font-size-complex="13pt"/>
    </style:style>
    <style:style style:name="P93" style:parent-style-name="Default" style:family="paragraph">
      <style:text-properties fo:font-size="13pt" style:font-size-asian="13pt" style:font-size-complex="13pt"/>
    </style:style>
    <style:style style:name="P94" style:parent-style-name="Default" style:family="paragraph">
      <style:text-properties fo:font-size="13pt" style:font-size-asian="13pt" style:font-size-complex="13pt"/>
    </style:style>
    <style:style style:name="P95" style:parent-style-name="Default" style:family="paragraph">
      <style:text-properties fo:font-size="13pt" style:font-size-asian="13pt" style:font-size-complex="13pt"/>
    </style:style>
    <style:style style:name="P96" style:parent-style-name="Default" style:family="paragraph">
      <style:text-properties fo:font-size="13pt" style:font-size-asian="13pt" style:font-size-complex="13pt"/>
    </style:style>
    <style:style style:name="P97" style:parent-style-name="Default" style:family="paragraph">
      <style:text-properties fo:font-size="13pt" style:font-size-asian="13pt" style:font-size-complex="13pt"/>
    </style:style>
    <style:style style:name="P98" style:parent-style-name="Default" style:family="paragraph">
      <style:text-properties fo:font-size="13pt" style:font-size-asian="13pt" style:font-size-complex="13pt"/>
    </style:style>
    <style:style style:name="P99" style:parent-style-name="Default" style:family="paragraph">
      <style:text-properties fo:font-size="13pt" style:font-size-asian="13pt" style:font-size-complex="13pt"/>
    </style:style>
    <style:style style:name="P100" style:parent-style-name="Default" style:family="paragraph">
      <style:text-properties fo:font-size="13pt" style:font-size-asian="13pt" style:font-size-complex="13pt"/>
    </style:style>
    <style:style style:name="P101" style:parent-style-name="Default" style:family="paragraph">
      <style:text-properties fo:font-size="13pt" style:font-size-asian="13pt" style:font-size-complex="13pt"/>
    </style:style>
    <style:style style:name="P102" style:parent-style-name="Default" style:family="paragraph">
      <style:text-properties fo:font-size="13pt" style:font-size-asian="13pt" style:font-size-complex="13pt"/>
    </style:style>
    <style:style style:name="P103" style:parent-style-name="Standard" style:family="paragraph">
      <style:text-properties fo:font-size="13pt" style:font-size-asian="13pt" style:font-size-complex="13pt"/>
    </style:style>
    <style:style style:name="P104" style:parent-style-name="Default" style:family="paragraph">
      <style:text-properties fo:font-size="13pt" style:font-size-asian="13pt" style:font-size-complex="13pt"/>
    </style:style>
    <style:style style:name="P105" style:parent-style-name="Default" style:family="paragraph">
      <style:text-properties fo:font-size="13pt" style:font-size-asian="13pt" style:font-size-complex="13pt"/>
    </style:style>
    <style:style style:name="P106" style:parent-style-name="Default" style:family="paragraph">
      <style:text-properties fo:font-size="13pt" style:font-size-asian="13pt" style:font-size-complex="13pt"/>
    </style:style>
    <style:style style:name="T107" style:parent-style-name="DefaultParagraphFont" style:family="text">
      <style:text-properties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Lab 1: Configuring standard VLANs on Catalyst Switches</text:span></text:p>
      <text:p text:style-name="P3"/>
      <text:p text:style-name="Default"><text:span text:style-name="T4">Lab Objective:<text:s/></text:span></text:p>
      <text:p text:style-name="P5">The objective of this lab exercise is for you to learn and understand how to configure standard VLANs 1-1001 on Cisco Catalyst IOS switches. In addition to this, you are also required to familiarize yourself with the commands available in Cisco IOS to validate and check your configurations.<text:s/></text:p>
      <text:p text:style-name="Default"><text:span text:style-name="T6">Lab Purpose:<text:s/></text:span></text:p>
      <text:p text:style-name="P7">VLAN configuration is a fundamental skill. VLANs allow you to segment your network into multiple, smaller broadcast domains. As a Cisco engineer, as well as in the Cisco CCNA exam, you will be expected to know how to configure VLANs on Cisco switches.<text:s/></text:p>
      <text:p text:style-name="Default"><text:span text:style-name="T8">Certification Level:<text:s/></text:span></text:p>
      <text:p text:style-name="P9">This lab is suitable for both CCENT and CCNA certification exam preparation<text:s/></text:p>
      <text:p text:style-name="Default"><text:span text:style-name="T10">Lab Difficulty:<text:s/></text:span></text:p>
      <text:p text:style-name="P11">This lab has a difficulty rating of 4/10<text:s/></text:p>
      <text:p text:style-name="Default"><text:span text:style-name="T12">Readiness Assessment:<text:s/></text:span></text:p>
      <text:p text:style-name="P13">When you are ready for your certification exam, you should complete this lab in no more than 10 minutes<text:s/></text:p>
      <text:p text:style-name="Default"><text:span text:style-name="T14">Lab Topology:<text:s/></text:span></text:p>
      <text:p text:style-name="P15">Please use the following topology to complete this lab exercise:</text:p>
      <text:p text:style-name="P16"/>
      <text:p text:style-name="Standard"><text:span text:style-name="T17"><draw:frame draw:style-name="a0" draw:name="Picture 1" text:anchor-type="as-char" svg:x="0in" svg:y="0in" svg:width="6.46875in" svg:height="1.67708in" style:rel-width="scale" style:rel-height="scale"><draw:image xlink:href="media/image1.emf" xlink:type="simple" xlink:show="embed" xlink:actuate="onLoad"/><svg:title/><svg:desc/></draw:frame></text:span></text:p>
      <text:p text:style-name="P18"/>
      <text:p text:style-name="Default"><text:span text:style-name="T19">Task 1:<text:s/></text:span></text:p>
      <text:p text:style-name="P20">In preparation for VLAN configuration, configure a hostname on Sw1 as well as the VLANs depicted in the topology.</text:p>
      <text:p text:style-name="Default"><text:span text:style-name="T21">Task 2:<text:s/></text:span></text:p>
      <text:p text:style-name="P22">Configure ports FastEthernet0/5 – FastEthernet0/8 as access ports and assign them to the VLANs specified.<text:s/></text:p>
      <text:p text:style-name="Default"><text:span text:style-name="T23">Task 3:<text:s/></text:span></text:p>
      <text:p text:style-name="P24">Verify your VLAN configuration using relevant show commands in Cisco IOS.<text:s/></text:p>
      <text:p text:style-name="Default"><text:span text:style-name="T25">SOLUTION:<text:s/></text:span></text:p>
      <text:p text:style-name="Default"><text:span text:style-name="T26">Lab 1 Configuration and Verification<text:s/></text:span></text:p>
      <text:p text:style-name="Default"><text:span text:style-name="T27">Task 1:<text:s/></text:span></text:p>
      <text:p text:style-name="Default"><text:span text:style-name="T28">Switch#</text:span><text:span text:style-name="T29">config t<text:s/></text:span></text:p>
      <text:soft-page-break/>
      <text:p text:style-name="P30">Enter configuration commands, one per line. End with CNTL/Z.<text:s/></text:p>
      <text:p text:style-name="Default"><text:span text:style-name="T31">Switch(config)#</text:span><text:span text:style-name="T32">hostname Sw1<text:s/></text:span></text:p>
      <text:p text:style-name="Default"><text:span text:style-name="T33">Sw1(config)#</text:span><text:span text:style-name="T34">vlan 10<text:s/></text:span></text:p>
      <text:p text:style-name="Default"><text:span text:style-name="T35">Sw1(config-vlan)#</text:span><text:span text:style-name="T36">name SALES<text:s/></text:span></text:p>
      <text:p text:style-name="Default"><text:span text:style-name="T37">Sw1(config-vlan)#</text:span><text:span text:style-name="T38">exit<text:s/></text:span></text:p>
      <text:p text:style-name="Default"><text:span text:style-name="T39">Sw1(config)#</text:span><text:span text:style-name="T40">vlan 20<text:s/></text:span></text:p>
      <text:p text:style-name="Standard"><text:span text:style-name="T41">Sw1(config-vlan)#</text:span><text:span text:style-name="T42">name MANAGERS</text:span></text:p>
      <text:p text:style-name="Default"><text:span text:style-name="T43">Sw1(config-vlan)#</text:span><text:span text:style-name="T44">exit<text:s/></text:span></text:p>
      <text:p text:style-name="Default"><text:span text:style-name="T45">Sw1(config)#</text:span><text:span text:style-name="T46">vlan 30<text:s/></text:span></text:p>
      <text:p text:style-name="Default"><text:span text:style-name="T47">Sw1(config-vlan)#</text:span><text:span text:style-name="T48">name ENGINEERS<text:s/></text:span></text:p>
      <text:p text:style-name="Default"><text:span text:style-name="T49">Sw1(config-vlan)#</text:span><text:span text:style-name="T50">exit<text:s/></text:span></text:p>
      <text:p text:style-name="Default"><text:span text:style-name="T51">Sw1(config)#</text:span><text:span text:style-name="T52">vlan 40<text:s/></text:span></text:p>
      <text:p text:style-name="Standard"><text:span text:style-name="T53">Sw1(config-vlan)#</text:span><text:span text:style-name="T54">name SUPPORT</text:span></text:p>
      <text:p text:style-name="Default"><text:span text:style-name="T55">NOTE:<text:s/></text:span><text:span text:style-name="T56">By default, Cisco switches are VTP servers so no configuration is necessary for Server mode. Use the show vtp status command to look at the current VTP operating mode of the switch.<text:s/></text:span></text:p>
      <text:p text:style-name="Default"><text:span text:style-name="T57">Task 2:<text:s/></text:span></text:p>
      <text:p text:style-name="Default"><text:span text:style-name="T58">Sw1(config)#</text:span><text:span text:style-name="T59">interface fastethernet0/5<text:s/></text:span></text:p>
      <text:p text:style-name="Standard"><text:span text:style-name="T60">Sw1(config-if)#</text:span><text:span text:style-name="T61">switchport mode access</text:span></text:p>
      <text:p text:style-name="Default"><text:span text:style-name="T62">Sw1(config-if)#</text:span><text:span text:style-name="T63">switchport access vlan 10<text:s/></text:span></text:p>
      <text:p text:style-name="Default"><text:span text:style-name="T64">Sw1(config-if)#</text:span><text:span text:style-name="T65">exit<text:s/></text:span></text:p>
      <text:p text:style-name="Default"><text:span text:style-name="T66">Sw1(config)#</text:span><text:span text:style-name="T67">interface fastethernet0/6<text:s/></text:span></text:p>
      <text:p text:style-name="Default"><text:span text:style-name="T68">Sw1(config-if)#</text:span><text:span text:style-name="T69">switchport mode access<text:s/></text:span></text:p>
      <text:p text:style-name="Default"><text:span text:style-name="T70">Sw1(config-if)#</text:span><text:span text:style-name="T71">switchport access vlan 20<text:s/></text:span></text:p>
      <text:p text:style-name="Default"><text:span text:style-name="T72">Sw1(config-if)#</text:span><text:span text:style-name="T73">exit<text:s/></text:span></text:p>
      <text:p text:style-name="Default"><text:span text:style-name="T74">Sw1(config-if)#</text:span><text:span text:style-name="T75">interface fastethernet0/7<text:s/></text:span></text:p>
      <text:p text:style-name="Default"><text:span text:style-name="T76">Sw1(config-if)#</text:span><text:span text:style-name="T77">switchport mode access<text:s/></text:span></text:p>
      <text:p text:style-name="Default"><text:span text:style-name="T78">Sw1(config-if)#</text:span><text:span text:style-name="T79">switchport access vlan 30<text:s/></text:span></text:p>
      <text:p text:style-name="Default"><text:span text:style-name="T80">Sw1(config-if)#</text:span><text:span text:style-name="T81">exit<text:s/></text:span></text:p>
      <text:p text:style-name="Default"><text:span text:style-name="T82">Sw1(config-if)#</text:span><text:span text:style-name="T83">interface fastethernet0/8<text:s/></text:span></text:p>
      <text:p text:style-name="Default"><text:span text:style-name="T84">Sw1(config-if)#</text:span><text:span text:style-name="T85">switchport mode access<text:s/></text:span></text:p>
      <text:p text:style-name="Standard"><text:span text:style-name="T86">Sw1(config-if)#</text:span><text:span text:style-name="T87">switchport access vlan 40</text:span></text:p>
      <text:p text:style-name="P88"/>
      <text:p text:style-name="Default"><text:span text:style-name="T89">Task 3:<text:s/></text:span></text:p>
      <text:p text:style-name="Default"><text:span text:style-name="T90">Sw1#</text:span><text:span text:style-name="T91">show vlan brief<text:s/></text:span></text:p>
      <text:p text:style-name="P92">VLAN Name Status Ports<text:s/></text:p>
      <text:p text:style-name="P93">---- -------------------------------- --------- -------------------------------<text:s/></text:p>
      <text:p text:style-name="P94">1 default active Fa0/1, Fa0/2, Fa0/3, Fa0/4<text:s/></text:p>
      <text:p text:style-name="P95">Fa0/9, Fa0/10, Fa0/11, Fa0/12<text:s/></text:p>
      <text:p text:style-name="P96">Fa0/13, Fa0/14, Fa0/15, Fa0/16<text:s/></text:p>
      <text:p text:style-name="P97">Fa0/17, Fa0/18, Fa0/19, Fa0/20<text:s/></text:p>
      <text:p text:style-name="P98">Fa0/21, Fa0/22, Fa0/23, Fa0/24<text:s/></text:p>
      <text:p text:style-name="P99">Gi0/1, Gi0/2<text:s/></text:p>
      <text:p text:style-name="P100">10 SALES active Fa0/5<text:s/></text:p>
      <text:p text:style-name="P101">20 MANAGERS active Fa0/6<text:s/></text:p>
      <text:p text:style-name="P102">30 ENGINEERS active Fa0/7<text:s/></text:p>
      <text:soft-page-break/>
      <text:p text:style-name="P103">40 SUPPORT active Fa0/8</text:p>
      <text:p text:style-name="P104">1002 fddi-default active<text:s/></text:p>
      <text:p text:style-name="P105">1003 token-ring-default active<text:s/></text:p>
      <text:p text:style-name="P106">1004 fddinet-default active<text:s/></text:p>
      <text:p text:style-name="Standard"><text:span text:style-name="T107">1005 trnet-default activ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Verdana" style:font-name-complex="Verdana" fo:color="#000000" style:letter-kerning="false" fo:language="en" fo:country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xuan giang</dc:creator>
    <meta:creation-date>2009-04-16T11:32:00Z</meta:creation-date>
    <dc:date>2023-08-16T03:34:00Z</dc:date>
    <meta:template xlink:href="Normal" xlink:type="simple"/>
    <meta:editing-cycles>3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54" meta:character-count="3041" meta:row-count="21" meta:non-whitespace-character-count="2593"/>
  </office:meta>
</office:document-meta>
</file>